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ff" fo:font-size="24pt" fo:language="es" fo:country="ES" fo:font-weight="bold" officeooo:rsid="000bfb0f" officeooo:paragraph-rsid="000bfb0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20pt" fo:language="es" fo:country="ES" fo:font-weight="bold" officeooo:rsid="000c4806" officeooo:paragraph-rsid="000c4806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000000" fo:font-size="20pt" fo:language="es" fo:country="ES" fo:font-weight="normal" officeooo:rsid="000bfb0f" officeooo:paragraph-rsid="000bfb0f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000000" fo:font-size="15pt" fo:language="es" fo:country="ES" fo:font-weight="normal" officeooo:rsid="000bfb0f" officeooo:paragraph-rsid="000bfb0f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5pt" fo:language="es" fo:country="ES" fo:font-weight="normal" officeooo:rsid="000bfb0f" officeooo:paragraph-rsid="000bfb0f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5pt" fo:language="es" fo:country="ES" fo:font-weight="bold" officeooo:rsid="000bfb0f" officeooo:paragraph-rsid="000bfb0f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5pt" fo:language="es" fo:country="ES" fo:font-weight="bold" officeooo:rsid="000bfb0f" officeooo:paragraph-rsid="000c4806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8pt" fo:language="es" fo:country="ES" style:text-underline-style="solid" style:text-underline-width="auto" style:text-underline-color="font-color" fo:font-weight="bold" officeooo:rsid="000bfb0f" officeooo:paragraph-rsid="000bfb0f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end" style:justify-single-word="false"/>
      <style:text-properties fo:color="#000000" fo:font-size="18pt" fo:language="es" fo:country="ES" fo:font-weight="bold" officeooo:rsid="000bfb0f" officeooo:paragraph-rsid="000bfb0f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size="14pt" fo:language="es" fo:country="ES" fo:font-weight="bold" officeooo:rsid="000ff0f8" officeooo:paragraph-rsid="000ff0f8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size="14pt" fo:language="es" fo:country="ES" fo:font-weight="bold" officeooo:rsid="001120ec" officeooo:paragraph-rsid="001120ec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4pt" fo:language="es" fo:country="ES" fo:font-weight="bold" officeooo:rsid="0012ea06" officeooo:paragraph-rsid="0012ea06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4pt" fo:language="es" fo:country="ES" fo:font-weight="normal" officeooo:rsid="000c4806" officeooo:paragraph-rsid="000c4806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4pt" fo:language="es" fo:country="ES" fo:font-weight="normal" officeooo:rsid="000caf1c" officeooo:paragraph-rsid="000caf1c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4pt" fo:language="es" fo:country="ES" fo:font-weight="normal" officeooo:rsid="000e0ec4" officeooo:paragraph-rsid="000e0ec4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4pt" fo:language="es" fo:country="ES" fo:font-weight="normal" officeooo:rsid="000ff0f8" officeooo:paragraph-rsid="000ff0f8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20ec" style:font-weight-asian="normal" style:font-weight-complex="normal"/>
    </style:style>
    <style:style style:name="T3" style:family="text">
      <style:text-properties fo:font-weight="normal" officeooo:rsid="0012ea06" style:font-weight-asian="normal" style:font-weight-complex="normal"/>
    </style:style>
    <style:style style:name="T4" style:family="text">
      <style:text-properties officeooo:rsid="000caf1c"/>
    </style:style>
    <style:style style:name="T5" style:family="text">
      <style:text-properties officeooo:rsid="001120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ión de un servicio web orientado a la</text:p>
      <text:p text:style-name="P1">entrega de comida a domicilio y la </text:p>
      <text:p text:style-name="P1">reserva de mesa en restaurantes</text:p>
      <text:p text:style-name="P3"/>
      <text:p text:style-name="P9">Lista de requisitos</text:p>
      <text:p text:style-name="P9">Estructurados</text:p>
      <text:p text:style-name="P4"/>
      <text:p text:style-name="P4"/>
      <text:p text:style-name="P5"/>
      <text:p text:style-name="P8">Índice</text:p>
      <text:p text:style-name="P8"/>
      <text:p text:style-name="P6"><text:tab/>1. <text:span text:style-name="T1">Objetivos</text:span></text:p>
      <text:p text:style-name="P6"><text:span text:style-name="T1"/></text:p>
      <text:p text:style-name="P6"><text:span text:style-name="T1"><text:tab/></text:span>2. <text:span text:style-name="T1">Descripción de los implicados y usuarios finales.</text:span></text:p>
      <text:p text:style-name="P7"><text:span text:style-name="T1"><text:tab/></text:span></text:p>
      <text:p text:style-name="P7"><text:span text:style-name="T1"><text:tab/></text:span>3. <text:span text:style-name="T1">Requisitos funcionales.</text:span></text:p>
      <text:p text:style-name="P7"><text:span text:style-name="T1"><text:tab/></text:span></text:p>
      <text:p text:style-name="P7"><text:span text:style-name="T1"><text:tab/></text:span>4. <text:span text:style-name="T1">Requisitos no funcionales.</text:span></text:p>
      <text:p text:style-name="P7"><text:span text:style-name="T1"><text:tab/></text:span></text:p>
      <text:p text:style-name="P7"><text:tab/>5. <text:span text:style-name="T1">Requisitos de Información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oft-page-break/>1. Objetivos</text:p>
      <text:p text:style-name="P13"/>
      <text:p text:style-name="P13">Este proyecto está orientado a desarrollar un sistema informático que sustituya la necesidad de llamar a un restaurante para pedir comida a domicilio o reservar mesa. Tal sistema también ofrecerá la posibilidad a los restaurantes de que puedan unirse a la red de restaurantes que maneja el sistema. </text:p>
      <text:p text:style-name="P13"/>
      <text:p text:style-name="P13">El sistema deberá guardar información referente a los restaurantes, como por ejemplo su localización o la carta que ofertan, además de otr<text:span text:style-name="T4">os datos, como si ofrecen comida sin gluten, aceptan pago por internet, si hay o no mesas en la terraza...</text:span></text:p>
      <text:p text:style-name="P13"/>
      <text:p text:style-name="P14">Puesto que esta gestión no se lleva a cabo por el personal del restaurante, este sistema <text:s/>agiliza la atención al cliente, además de que es más cómodo para el cliente tener la carta actualizada en internet y poder deliberar sobre su pedido tanto como desee. Esto provocará una mejora tanto en la experiencia del cliente a la hora de pedir mesa o comida como en el personal del restaurante, que verá como la carga de su trabajo se verá reducida.</text:p>
      <text:p text:style-name="P14"/>
      <text:p text:style-name="P15">Este servicio comenzará a funcionar en un servidor de una ciudad concreta, gestionando a priori solo algunos restaurantes. Tras un periodo de prueba, iremos añadiendo más restaurantes a la base de datos, tras lo cuál extenderemos el servicio a otras ciudades. </text:p>
      <text:p text:style-name="P15"/>
      <text:p text:style-name="P16">Los objetivos que de este texto se desprenden se pueden resumir así:</text:p>
      <text:p text:style-name="P16"/>
      <text:p text:style-name="P10"><text:span text:style-name="T5">OBJ-</text:span>1. <text:span text:style-name="T1">El sistema almacenará información referente a los restaurantes(localización, carta...).</text:span></text:p>
      <text:p text:style-name="P10"><text:span text:style-name="T1"/></text:p>
      <text:p text:style-name="P10"><text:span text:style-name="T5">OBJ-</text:span>2. <text:span text:style-name="T1">El sistema permitirá </text:span><text:span text:style-name="T2">automatizar la toma del pedido y la reserva de mesa.</text:span></text:p>
      <text:p text:style-name="P10"><text:span text:style-name="T2"/></text:p>
      <text:p text:style-name="P11">OBJ-3. <text:span text:style-name="T1">Este sistema ayudará </text:span><text:span text:style-name="T3">también</text:span><text:span text:style-name="T1"> en la organización de cada restaurante en cuestión.</text:span></text:p>
      <text:p text:style-name="P11"/>
      <text:p text:style-name="P12">OBJ-4. <text:span text:style-name="T1">Como objetivo adicional, queda como tarea pendiente el incremento de la funcionalidad y la comodidad del sistema. Esto es, por ejemplo, añadir la posibilidad de poder identificarse con Facebook, pagar con PayPal, marcar restaurantes como favoritos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9:51:45.185330223</meta:creation-date>
    <dc:date>2016-03-15T20:47:18.466264549</dc:date>
    <meta:editing-duration>PT45M18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24" meta:word-count="344" meta:character-count="2145" meta:non-whitespace-character-count="1810"/>
  </office:meta>
</office:document-meta>
</file>